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8f6e" officeooo:paragraph-rsid="001f8f6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8f6e" officeooo:paragraph-rsid="001f8f6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1478d" officeooo:paragraph-rsid="0021478d" style:font-size-asian="12.25pt" style:font-size-complex="14pt"/>
    </style:style>
    <style:style style:name="T1" style:family="text">
      <style:text-properties officeooo:rsid="0021478d"/>
    </style:style>
    <style:style style:name="T2" style:family="text">
      <style:text-properties officeooo:rsid="00220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ses importantes à mettre en avant</text:p>
      <text:p text:style-name="P1"/>
      <text:p text:style-name="P2">- Mon identité visuel et mon identité personnelle</text:p>
      <text:p text:style-name="P2"/>
      <text:p text:style-name="P2">- Les compétences et prestations</text:p>
      <text:p text:style-name="P2"/>
      <text:p text:style-name="P2">- Les réalisations <text:span text:style-name="T2">déjà effectuées </text:span></text:p>
      <text:p text:style-name="P2"/>
      <text:p text:style-name="P2">- Les moyens de communications <text:span text:style-name="T1">en tous genres </text:span></text:p>
      <text:p text:style-name="P2"/>
      <text:p text:style-name="P2"/>
      <text:p text:style-name="P3">Il faut que le tout soit clair, attractif et facile d’accè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3:58:55.532000000</meta:creation-date>
    <dc:date>2021-12-14T16:19:02.082000000</dc:date>
    <meta:editing-duration>PT2H12M16S</meta:editing-duration>
    <meta:editing-cycles>1</meta:editing-cycles>
    <meta:document-statistic meta:table-count="0" meta:image-count="0" meta:object-count="0" meta:page-count="1" meta:paragraph-count="6" meta:word-count="43" meta:character-count="258" meta:non-whitespace-character-count="219"/>
    <meta:generator>LibreOffice/7.2.2.2$Windows_X86_64 LibreOffice_project/02b2acce88a210515b4a5bb2e46cbfb63fe97d56</meta:generator>
  </office:meta>
</office:document-meta>
</file>